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072in"/>
    </style:style>
    <style:style style:name="co6" style:family="table-column">
      <style:table-column-properties fo:break-before="auto" style:column-width="0.5984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1.2417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1701in"/>
    </style:style>
    <style:style style:name="co13" style:family="table-column">
      <style:table-column-properties fo:break-before="auto" style:column-width="2.5827in"/>
    </style:style>
    <style:style style:name="co14" style:family="table-column">
      <style:table-column-properties fo:break-before="auto" style:column-width="1.8138in"/>
    </style:style>
    <style:style style:name="co15" style:family="table-column">
      <style:table-column-properties fo:break-before="auto" style:column-width="1.4744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1.3756in"/>
    </style:style>
    <style:style style:name="co18" style:family="table-column">
      <style:table-column-properties fo:break-before="auto" style:column-width="1.2598in"/>
    </style:style>
    <style:style style:name="co19" style:family="table-column">
      <style:table-column-properties fo:break-before="auto" style:column-width="1.8492in"/>
    </style:style>
    <style:style style:name="co20" style:family="table-column">
      <style:table-column-properties fo:break-before="auto" style:column-width="0.7953in"/>
    </style:style>
    <style:style style:name="co21" style:family="table-column">
      <style:table-column-properties fo:break-before="auto" style:column-width="1.2154in"/>
    </style:style>
    <style:style style:name="co22" style:family="table-column">
      <style:table-column-properties fo:break-before="auto" style:column-width="1.6346in"/>
    </style:style>
    <style:style style:name="co23" style:family="table-column">
      <style:table-column-properties fo:break-before="auto" style:column-width="0.8484in"/>
    </style:style>
    <style:style style:name="co24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35"/>
    <style:style style:name="ce3" style:family="table-cell" style:parent-style-name="Default">
      <style:paragraph-properties style:writing-mode="lr-tb"/>
      <style:map style:condition="cell-content()&gt;0.06945" style:apply-style-name="Accent_20_1" style:base-cell-address="'DiffSkew (Zturnv2)'.G2"/>
      <style:map style:condition="cell-content()&lt;-0.06945" style:apply-style-name="Accent_20_1" style:base-cell-address="'DiffSkew (Zturnv2)'.G2"/>
    </style:style>
    <style:style style:name="ce5" style:family="table-cell" style:parent-style-name="Default">
      <style:map style:condition="cell-content()&gt;0.06945" style:apply-style-name="Accent_20_1" style:base-cell-address="'DiffSkew (Zturnv2)'.G28"/>
      <style:map style:condition="cell-content()&lt;-0.06945" style:apply-style-name="Accent" style:base-cell-address="'DiffSkew (Zturnv2)'.G28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IO_B34_LP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IO_B34_LP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VDS)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DiffSkew (Zturnv2)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ce3"/>
        <table:table-column table:style-name="co2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table:style-name="Default" office:value-type="string" calcext:value-type="string">
            <text:p>Difference (mils)</text:p>
          </table:table-cell>
          <table:table-cell office:value-type="string" calcext:value-type="string">
            <text:p>Difference (mm) – P-first</text:p>
          </table:table-cell>
          <table:table-cell table:style-name="Default" office:value-type="string" calcext:value-type="string">
            <text:p>ZturnV2 Diff Skew (ns)</text:p>
          </table:table-cell>
          <table:table-cell office:value-type="string" calcext:value-type="string">
            <text:p>Pair name</text:p>
          </table:table-cell>
          <table:table-cell office:value-type="string" calcext:value-type="string">
            <text:p>PCB Diff Skew (ns)</text:p>
          </table:table-cell>
          <table:table-cell office:value-type="string" calcext:value-type="string">
            <text:p>Total Skew (ns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([.B2] - [.D2])" office:value-type="float" office:value="2.80299999999988" calcext:value-type="float">
            <text:p>2.8030000</text:p>
          </table:table-cell>
          <table:table-cell table:formula="of:= -([.E2] * 0.0254)" office:value-type="float" office:value="-0.071196199999997" calcext:value-type="float">
            <text:p>-0.071196199999997</text:p>
          </table:table-cell>
          <table:table-cell table:formula="of:= [.F2] * 0.066518" office:value-type="float" office:value="-0.0047358288315998" calcext:value-type="float">
            <text:p>-0.004735828831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([.B3] - [.D3])" office:value-type="float" office:value="0.0080000000000382" calcext:value-type="float">
            <text:p>0.0080000</text:p>
          </table:table-cell>
          <table:table-cell table:formula="of:= -([.E3] * 0.0254)" office:value-type="float" office:value="-0.00020320000000097" calcext:value-type="float">
            <text:p>-0.00020320000000097</text:p>
          </table:table-cell>
          <table:table-cell table:formula="of:= [.F3] * 0.066518" office:value-type="float" office:value="-0.0000135164576000645" calcext:value-type="float">
            <text:p>-1.3516457600064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([.B4] - [.D4])" office:value-type="float" office:value="-1.87699999999995" calcext:value-type="float">
            <text:p>-1.8770000</text:p>
          </table:table-cell>
          <table:table-cell table:formula="of:= -([.E4] * 0.0254)" office:value-type="float" office:value="0.0476757999999987" calcext:value-type="float">
            <text:p>0.0476757999999987</text:p>
          </table:table-cell>
          <table:table-cell table:formula="of:= [.F4] * 0.066518" office:value-type="float" office:value="0.00317129886439992" calcext:value-type="float">
            <text:p>0.00317129886439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([.B5] - [.D5])" office:value-type="float" office:value="-4.25200000000018" calcext:value-type="float">
            <text:p>-4.2520000</text:p>
          </table:table-cell>
          <table:table-cell table:formula="of:= -([.E5] * 0.0254)" office:value-type="float" office:value="0.108000800000005" calcext:value-type="float">
            <text:p>0.108000800000005</text:p>
          </table:table-cell>
          <table:table-cell table:formula="of:= [.F5] * 0.066518" office:value-type="float" office:value="0.0071839972144003" calcext:value-type="float">
            <text:p>0.007183997214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([.B6] - [.D6])" office:value-type="float" office:value="-1.30100000000004" calcext:value-type="float">
            <text:p>-1.3010000</text:p>
          </table:table-cell>
          <table:table-cell table:formula="of:= -([.E6] * 0.0254)" office:value-type="float" office:value="0.033045400000001" calcext:value-type="float">
            <text:p>0.033045400000001</text:p>
          </table:table-cell>
          <table:table-cell table:formula="of:= [.F6] * 0.066518" office:value-type="float" office:value="0.00219811391720007" calcext:value-type="float">
            <text:p>0.0021981139172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([.B7] - [.D7])" office:value-type="float" office:value="2.18599999999992" calcext:value-type="float">
            <text:p>2.1860000</text:p>
          </table:table-cell>
          <table:table-cell table:formula="of:= -([.E7] * 0.0254)" office:value-type="float" office:value="-0.055524399999998" calcext:value-type="float">
            <text:p>-0.055524399999998</text:p>
          </table:table-cell>
          <table:table-cell table:formula="of:= [.F7] * 0.066518" office:value-type="float" office:value="-0.00369337203919986" calcext:value-type="float">
            <text:p>-0.0036933720391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([.B8] - [.D8])" office:value-type="float" office:value="-1.59699999999998" calcext:value-type="float">
            <text:p>-1.5970000</text:p>
          </table:table-cell>
          <table:table-cell table:formula="of:= -([.E8] * 0.0254)" office:value-type="float" office:value="0.0405637999999995" calcext:value-type="float">
            <text:p>0.0405637999999995</text:p>
          </table:table-cell>
          <table:table-cell table:formula="of:= [.F8] * 0.066518" office:value-type="float" office:value="0.00269822284839997" calcext:value-type="float">
            <text:p>0.0026982228483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([.B9] - [.D9])" office:value-type="float" office:value="1.42900000000009" calcext:value-type="float">
            <text:p>1.4290000</text:p>
          </table:table-cell>
          <table:table-cell table:formula="of:= -([.E9] * 0.0254)" office:value-type="float" office:value="-0.0362966000000023" calcext:value-type="float">
            <text:p>-0.0362966000000023</text:p>
          </table:table-cell>
          <table:table-cell table:formula="of:= [.F9] * 0.066518" office:value-type="float" office:value="-0.00241437723880015" calcext:value-type="float">
            <text:p>-0.0024143772388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([.B10] - [.D10])" office:value-type="float" office:value="4.10900000000015" calcext:value-type="float">
            <text:p>4.1090000</text:p>
          </table:table-cell>
          <table:table-cell table:formula="of:= -([.E10] * 0.0254)" office:value-type="float" office:value="-0.104368600000004" calcext:value-type="float">
            <text:p>-0.104368600000004</text:p>
          </table:table-cell>
          <table:table-cell table:formula="of:= [.F10] * 0.066518" office:value-type="float" office:value="-0.00694239053480025" calcext:value-type="float">
            <text:p>-0.0069423905348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([.B11] - [.D11])" office:value-type="float" office:value="0.755999999999972" calcext:value-type="float">
            <text:p>0.7560000</text:p>
          </table:table-cell>
          <table:table-cell table:formula="of:= -([.E11] * 0.0254)" office:value-type="float" office:value="-0.0192023999999993" calcext:value-type="float">
            <text:p>-0.0192023999999993</text:p>
          </table:table-cell>
          <table:table-cell table:formula="of:= [.F11] * 0.066518" office:value-type="float" office:value="-0.00127730524319995" calcext:value-type="float">
            <text:p>-0.0012773052431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([.B12] - [.D12])" office:value-type="float" office:value="-25.1949999999999" calcext:value-type="float">
            <text:p>-25.1950000</text:p>
          </table:table-cell>
          <table:table-cell table:formula="of:= -([.E12] * 0.0254)" office:value-type="float" office:value="0.639952999999997" calcext:value-type="float">
            <text:p>0.639952999999997</text:p>
          </table:table-cell>
          <table:table-cell table:formula="of:= [.F12] * 0.066518" office:value-type="float" office:value="0.0425683936539998" calcext:value-type="float">
            <text:p>0.042568393653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([.B13] - [.D13])" office:value-type="float" office:value="-3.36699999999996" calcext:value-type="float">
            <text:p>-3.3670000</text:p>
          </table:table-cell>
          <table:table-cell table:formula="of:= -([.E13] * 0.0254)" office:value-type="float" office:value="0.085521799999999" calcext:value-type="float">
            <text:p>0.085521799999999</text:p>
          </table:table-cell>
          <table:table-cell table:formula="of:= [.F13] * 0.066518" office:value-type="float" office:value="0.00568873909239993" calcext:value-type="float">
            <text:p>0.0056887390923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([.B14] - [.D14])" office:value-type="float" office:value="1.38499999999999" calcext:value-type="float">
            <text:p>1.3850000</text:p>
          </table:table-cell>
          <table:table-cell table:formula="of:= -([.E14] * 0.0254)" office:value-type="float" office:value="-0.0351789999999997" calcext:value-type="float">
            <text:p>-0.0351789999999997</text:p>
          </table:table-cell>
          <table:table-cell table:formula="of:= [.F14] * 0.066518" office:value-type="float" office:value="-0.00234003672199998" calcext:value-type="float">
            <text:p>-0.002340036721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([.B15] - [.D15])" office:value-type="float" office:value="407.022" calcext:value-type="float">
            <text:p>407.0220000</text:p>
          </table:table-cell>
          <table:table-cell table:formula="of:= -([.E15] * 0.0254)" office:value-type="float" office:value="-10.3383588" calcext:value-type="float">
            <text:p>-10.3383588</text:p>
          </table:table-cell>
          <table:table-cell table:formula="of:= [.F15] * 0.066518" office:value-type="float" office:value="-0.6876869506584" calcext:value-type="float">
            <text:p>-0.687686950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([.B16] - [.D16])" office:value-type="float" office:value="0.204000000000178" calcext:value-type="float">
            <text:p>0.2040000</text:p>
          </table:table-cell>
          <table:table-cell table:formula="of:= -([.E16] * 0.0254)" office:value-type="float" office:value="-0.00518160000000452" calcext:value-type="float">
            <text:p>-0.00518160000000452</text:p>
          </table:table-cell>
          <table:table-cell table:formula="of:= [.F16] * 0.066518" office:value-type="float" office:value="-0.000344669668800301" calcext:value-type="float">
            <text:p>-0.000344669668800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([.B17] - [.D17])" office:value-type="float" office:value="4.40899999999999" calcext:value-type="float">
            <text:p>4.4090000</text:p>
          </table:table-cell>
          <table:table-cell table:formula="of:= -([.E17] * 0.0254)" office:value-type="float" office:value="-0.1119886" calcext:value-type="float">
            <text:p>-0.1119886</text:p>
          </table:table-cell>
          <table:table-cell table:formula="of:= [.F17] * 0.066518" office:value-type="float" office:value="-0.00744925769479998" calcext:value-type="float">
            <text:p>-0.0074492576947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([.B18] - [.D18])" office:value-type="float" office:value="-1.52800000000002" calcext:value-type="float">
            <text:p>-1.5280000</text:p>
          </table:table-cell>
          <table:table-cell table:formula="of:= -([.E18] * 0.0254)" office:value-type="float" office:value="0.0388112000000005" calcext:value-type="float">
            <text:p>0.0388112000000005</text:p>
          </table:table-cell>
          <table:table-cell table:formula="of:= [.F18] * 0.066518" office:value-type="float" office:value="0.00258164340160003" calcext:value-type="float">
            <text:p>0.0025816434016000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18] + [.I18]" office:value-type="float" office:value="0.00258164340160003" calcext:value-type="float">
            <text:p>0.00258164340160003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([.B19] - [.D19])" office:value-type="float" office:value="0.745999999999867" calcext:value-type="float">
            <text:p>0.7460000</text:p>
          </table:table-cell>
          <table:table-cell table:formula="of:= -([.E19] * 0.0254)" office:value-type="float" office:value="-0.0189483999999966" calcext:value-type="float">
            <text:p>-0.0189483999999966</text:p>
          </table:table-cell>
          <table:table-cell table:formula="of:= [.F19] * 0.066518" office:value-type="float" office:value="-0.00126040967119978" calcext:value-type="float">
            <text:p>-0.00126040967119978</text:p>
          </table:table-cell>
          <table:table-cell table:number-columns-repeated="2"/>
          <table:table-cell table:formula="of:= [.G19] + [.I19]" office:value-type="float" office:value="-0.00126040967119978" calcext:value-type="float">
            <text:p>-0.00126040967119978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([.B20] - [.D20])" office:value-type="float" office:value="1.87199999999984" calcext:value-type="float">
            <text:p>1.8720000</text:p>
          </table:table-cell>
          <table:table-cell table:formula="of:= -([.E20] * 0.0254)" office:value-type="float" office:value="-0.0475487999999959" calcext:value-type="float">
            <text:p>-0.0475487999999959</text:p>
          </table:table-cell>
          <table:table-cell table:formula="of:= [.F20] * 0.066518" office:value-type="float" office:value="-0.00316285107839973" calcext:value-type="float">
            <text:p>-0.0031628510783997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0] + [.I20]" office:value-type="float" office:value="-0.00316285107839973" calcext:value-type="float">
            <text:p>-0.00316285107839973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([.B21] - [.D21])" office:value-type="float" office:value="1.00599999999986" calcext:value-type="float">
            <text:p>1.0060000</text:p>
          </table:table-cell>
          <table:table-cell table:formula="of:= -([.E21] * 0.0254)" office:value-type="float" office:value="-0.0255523999999964" calcext:value-type="float">
            <text:p>-0.0255523999999964</text:p>
          </table:table-cell>
          <table:table-cell table:formula="of:= [.F21] * 0.066518" office:value-type="float" office:value="-0.00169969454319976" calcext:value-type="float">
            <text:p>-0.00169969454319976</text:p>
          </table:table-cell>
          <table:table-cell table:number-columns-repeated="2"/>
          <table:table-cell table:formula="of:= [.G21] + [.I21]" office:value-type="float" office:value="-0.00169969454319976" calcext:value-type="float">
            <text:p>-0.00169969454319976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([.B22] - [.D22])" office:value-type="float" office:value="1.85000000000014" calcext:value-type="float">
            <text:p>1.8500000</text:p>
          </table:table-cell>
          <table:table-cell table:formula="of:= -([.E22] * 0.0254)" office:value-type="float" office:value="-0.0469900000000036" calcext:value-type="float">
            <text:p>-0.0469900000000036</text:p>
          </table:table-cell>
          <table:table-cell table:formula="of:= [.F22] * 0.066518" office:value-type="float" office:value="-0.00312568082000024" calcext:value-type="float">
            <text:p>-0.00312568082000024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2] + [.I22]" office:value-type="float" office:value="-0.00312568082000024" calcext:value-type="float">
            <text:p>-0.00312568082000024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([.B23] - [.D23])" office:value-type="float" office:value="3.67399999999998" calcext:value-type="float">
            <text:p>3.6740000</text:p>
          </table:table-cell>
          <table:table-cell table:formula="of:= -([.E23] * 0.0254)" office:value-type="float" office:value="-0.0933195999999995" calcext:value-type="float">
            <text:p>-0.0933195999999995</text:p>
          </table:table-cell>
          <table:table-cell table:formula="of:= [.F23] * 0.066518" office:value-type="float" office:value="-0.00620743315279997" calcext:value-type="float">
            <text:p>-0.00620743315279997</text:p>
          </table:table-cell>
          <table:table-cell table:number-columns-repeated="2"/>
          <table:table-cell table:formula="of:= [.G23] + [.I23]" office:value-type="float" office:value="-0.00620743315279997" calcext:value-type="float">
            <text:p>-0.00620743315279997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([.B24] - [.D24])" office:value-type="float" office:value="-3.33199999999988" calcext:value-type="float">
            <text:p>-3.3320000</text:p>
          </table:table-cell>
          <table:table-cell table:formula="of:= -([.E24] * 0.0254)" office:value-type="float" office:value="0.0846327999999969" calcext:value-type="float">
            <text:p>0.0846327999999969</text:p>
          </table:table-cell>
          <table:table-cell table:formula="of:= [.F24] * 0.066518" office:value-type="float" office:value="0.0056296045903998" calcext:value-type="float">
            <text:p>0.0056296045903998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4] + [.I24]" office:value-type="float" office:value="0.0056296045903998" calcext:value-type="float">
            <text:p>0.0056296045903998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([.B25] - [.D25])" office:value-type="float" office:value="-2.19200000000001" calcext:value-type="float">
            <text:p>-2.1920000</text:p>
          </table:table-cell>
          <table:table-cell table:formula="of:= -([.E25] * 0.0254)" office:value-type="float" office:value="0.0556768000000003" calcext:value-type="float">
            <text:p>0.0556768000000003</text:p>
          </table:table-cell>
          <table:table-cell table:formula="of:= [.F25] * 0.066518" office:value-type="float" office:value="0.00370350938240002" calcext:value-type="float">
            <text:p>0.00370350938240002</text:p>
          </table:table-cell>
          <table:table-cell table:number-columns-repeated="2"/>
          <table:table-cell table:formula="of:= [.G25] + [.I25]" office:value-type="float" office:value="0.00370350938240002" calcext:value-type="float">
            <text:p>0.0037035093824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([.B26] - [.D26])" office:value-type="float" office:value="3.50500000000011" calcext:value-type="float">
            <text:p>3.5050000</text:p>
          </table:table-cell>
          <table:table-cell table:formula="of:= -([.E26] * 0.0254)" office:value-type="float" office:value="-0.0890270000000028" calcext:value-type="float">
            <text:p>-0.0890270000000028</text:p>
          </table:table-cell>
          <table:table-cell table:formula="of:= [.F26] * 0.066518" office:value-type="float" office:value="-0.00592189798600019" calcext:value-type="float">
            <text:p>-0.00592189798600019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6] + [.I26]" office:value-type="float" office:value="-0.00592189798600019" calcext:value-type="float">
            <text:p>-0.00592189798600019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([.B27] - [.D27])" office:value-type="float" office:value="4.54600000000005" calcext:value-type="float">
            <text:p>4.5460000</text:p>
          </table:table-cell>
          <table:table-cell table:formula="of:= -([.E27] * 0.0254)" office:value-type="float" office:value="-0.115468400000001" calcext:value-type="float">
            <text:p>-0.115468400000001</text:p>
          </table:table-cell>
          <table:table-cell table:formula="of:= [.F27] * 0.066518" office:value-type="float" office:value="-0.00768072703120008" calcext:value-type="float">
            <text:p>-0.00768072703120008</text:p>
          </table:table-cell>
          <table:table-cell table:number-columns-repeated="2"/>
          <table:table-cell table:formula="of:= [.G27] + [.I27]" office:value-type="float" office:value="-0.00768072703120008" calcext:value-type="float">
            <text:p>-0.00768072703120008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([.B28] - [.D28])" office:value-type="float" office:value="2.20100000000002" calcext:value-type="float">
            <text:p>2.2010000</text:p>
          </table:table-cell>
          <table:table-cell table:formula="of:= -([.E28] * 0.0254)" office:value-type="float" office:value="-0.0559054000000005" calcext:value-type="float">
            <text:p>-0.0559054000000005</text:p>
          </table:table-cell>
          <table:table-cell table:formula="of:= [.F28] * 0.066518" office:value-type="float" office:value="-0.00371871539720003" calcext:value-type="float">
            <text:p>-0.00371871539720003</text:p>
          </table:table-cell>
          <table:table-cell office:value-type="string" calcext:value-type="string">
            <text:p>clk_1</text:p>
          </table:table-cell>
          <table:table-cell office:value-type="float" office:value="0.005520994" calcext:value-type="float">
            <text:p>0.005520994</text:p>
          </table:table-cell>
          <table:table-cell table:formula="of:= [.G28] + [.I28]" office:value-type="float" office:value="0.00180227860279997" calcext:value-type="float">
            <text:p>0.00180227860279997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([.B29] - [.D29])" office:value-type="float" office:value="-1.74399999999991" calcext:value-type="float">
            <text:p>-1.7440000</text:p>
          </table:table-cell>
          <table:table-cell table:formula="of:= -([.E29] * 0.0254)" office:value-type="float" office:value="0.0442975999999977" calcext:value-type="float">
            <text:p>0.0442975999999977</text:p>
          </table:table-cell>
          <table:table-cell table:formula="of:= [.F29] * 0.066518" office:value-type="float" office:value="0.00294658775679985" calcext:value-type="float">
            <text:p>0.00294658775679985</text:p>
          </table:table-cell>
          <table:table-cell table:number-columns-repeated="2"/>
          <table:table-cell table:formula="of:= [.G29] + [.I29]" office:value-type="float" office:value="0.00294658775679985" calcext:value-type="float">
            <text:p>0.00294658775679985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([.B30] - [.D30])" office:value-type="float" office:value="-3.18500000000017" calcext:value-type="float">
            <text:p>-3.1850000</text:p>
          </table:table-cell>
          <table:table-cell table:formula="of:= -([.E30] * 0.0254)" office:value-type="float" office:value="0.0808990000000043" calcext:value-type="float">
            <text:p>0.0808990000000043</text:p>
          </table:table-cell>
          <table:table-cell table:formula="of:= [.F30] * 0.066518" office:value-type="float" office:value="0.00538123968200029" calcext:value-type="float">
            <text:p>0.00538123968200029</text:p>
          </table:table-cell>
          <table:table-cell table:number-columns-repeated="2"/>
          <table:table-cell table:formula="of:= [.G30] + [.I30]" office:value-type="float" office:value="0.00538123968200029" calcext:value-type="float">
            <text:p>0.00538123968200029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([.B31] - [.D31])" office:value-type="float" office:value="-4.49399999999991" calcext:value-type="float">
            <text:p>-4.4940000</text:p>
          </table:table-cell>
          <table:table-cell table:formula="of:= -([.E31] * 0.0254)" office:value-type="float" office:value="0.114147599999998" calcext:value-type="float">
            <text:p>0.114147599999998</text:p>
          </table:table-cell>
          <table:table-cell table:formula="of:= [.F31] * 0.066518" office:value-type="float" office:value="0.00759287005679985" calcext:value-type="float">
            <text:p>0.00759287005679985</text:p>
          </table:table-cell>
          <table:table-cell table:number-columns-repeated="2"/>
          <table:table-cell table:formula="of:= [.G31] + [.I31]" office:value-type="float" office:value="0.00759287005679985" calcext:value-type="float">
            <text:p>0.00759287005679985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([.B32] - [.D32])" office:value-type="float" office:value="-1.69200000000001" calcext:value-type="float">
            <text:p>-1.6920000</text:p>
          </table:table-cell>
          <table:table-cell table:formula="of:= -([.E32] * 0.0254)" office:value-type="float" office:value="0.0429768000000003" calcext:value-type="float">
            <text:p>0.0429768000000003</text:p>
          </table:table-cell>
          <table:table-cell table:formula="of:= [.F32] * 0.066518" office:value-type="float" office:value="0.00285873078240002" calcext:value-type="float">
            <text:p>0.00285873078240002</text:p>
          </table:table-cell>
          <table:table-cell table:number-columns-repeated="2"/>
          <table:table-cell table:formula="of:= [.G32] + [.I32]" office:value-type="float" office:value="0.00285873078240002" calcext:value-type="float">
            <text:p>0.00285873078240002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([.B33] - [.D33])" office:value-type="float" office:value="1.46100000000024" calcext:value-type="float">
            <text:p>1.4610000</text:p>
          </table:table-cell>
          <table:table-cell table:formula="of:= -([.E33] * 0.0254)" office:value-type="float" office:value="-0.0371094000000061" calcext:value-type="float">
            <text:p>-0.0371094000000061</text:p>
          </table:table-cell>
          <table:table-cell table:formula="of:= [.F33] * 0.066518" office:value-type="float" office:value="-0.00246844306920041" calcext:value-type="float">
            <text:p>-0.00246844306920041</text:p>
          </table:table-cell>
          <table:table-cell table:number-columns-repeated="2"/>
          <table:table-cell table:formula="of:= [.G33] + [.I33]" office:value-type="float" office:value="-0.00246844306920041" calcext:value-type="float">
            <text:p>-0.0024684430692004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([.B34] - [.D34])" office:value-type="float" office:value="1.7170000000001" calcext:value-type="float">
            <text:p>1.7170000</text:p>
          </table:table-cell>
          <table:table-cell table:formula="of:= -([.E34] * 0.0254)" office:value-type="float" office:value="-0.0436118000000025" calcext:value-type="float">
            <text:p>-0.0436118000000025</text:p>
          </table:table-cell>
          <table:table-cell table:formula="of:= [.F34] * 0.066518" office:value-type="float" office:value="-0.00290096971240017" calcext:value-type="float">
            <text:p>-0.00290096971240017</text:p>
          </table:table-cell>
          <table:table-cell table:number-columns-repeated="2"/>
          <table:table-cell table:formula="of:= [.G34] + [.I34]" office:value-type="float" office:value="-0.00290096971240017" calcext:value-type="float">
            <text:p>-0.00290096971240017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([.B35] - [.D35])" office:value-type="float" office:value="3.80399999999963" calcext:value-type="float">
            <text:p>3.8040000</text:p>
          </table:table-cell>
          <table:table-cell table:formula="of:= -([.E35] * 0.0254)" office:value-type="float" office:value="-0.0966215999999906" calcext:value-type="float">
            <text:p>-0.0966215999999906</text:p>
          </table:table-cell>
          <table:table-cell table:formula="of:= [.F35] * 0.066518" office:value-type="float" office:value="-0.00642707558879937" calcext:value-type="float">
            <text:p>-0.00642707558879937</text:p>
          </table:table-cell>
          <table:table-cell table:number-columns-repeated="2"/>
          <table:table-cell table:formula="of:= [.G35] + [.I35]" office:value-type="float" office:value="-0.00642707558879937" calcext:value-type="float">
            <text:p>-0.00642707558879937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([.B36] - [.D36])" office:value-type="float" office:value="-3.32300000000009" calcext:value-type="float">
            <text:p>-3.3230000</text:p>
          </table:table-cell>
          <table:table-cell table:formula="of:= -([.E36] * 0.0254)" office:value-type="float" office:value="0.0844042000000023" calcext:value-type="float">
            <text:p>0.0844042000000023</text:p>
          </table:table-cell>
          <table:table-cell table:formula="of:= [.F36] * 0.066518" office:value-type="float" office:value="0.00561439857560015" calcext:value-type="float">
            <text:p>0.00561439857560015</text:p>
          </table:table-cell>
          <table:table-cell table:number-columns-repeated="2"/>
          <table:table-cell table:formula="of:= [.G36] + [.I36]" office:value-type="float" office:value="0.00561439857560015" calcext:value-type="float">
            <text:p>0.00561439857560015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([.B37] - [.D37])" office:value-type="float" office:value="1.47199999999975" calcext:value-type="float">
            <text:p>1.4720000</text:p>
          </table:table-cell>
          <table:table-cell table:formula="of:= -([.E37] * 0.0254)" office:value-type="float" office:value="-0.0373887999999937" calcext:value-type="float">
            <text:p>-0.0373887999999937</text:p>
          </table:table-cell>
          <table:table-cell table:formula="of:= [.F37] * 0.066518" office:value-type="float" office:value="-0.00248702819839958" calcext:value-type="float">
            <text:p>-0.00248702819839958</text:p>
          </table:table-cell>
          <table:table-cell table:number-columns-repeated="2"/>
          <table:table-cell table:formula="of:= [.G37] + [.I37]" office:value-type="float" office:value="-0.00248702819839958" calcext:value-type="float">
            <text:p>-0.00248702819839958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([.B38] - [.D38])" office:value-type="float" office:value="-3.51800000000003" calcext:value-type="float">
            <text:p>-3.5180000</text:p>
          </table:table-cell>
          <table:table-cell table:formula="of:= -([.E38] * 0.0254)" office:value-type="float" office:value="0.0893572000000008" calcext:value-type="float">
            <text:p>0.0893572000000008</text:p>
          </table:table-cell>
          <table:table-cell table:formula="of:= [.F38] * 0.066518" office:value-type="float" office:value="0.00594386222960005" calcext:value-type="float">
            <text:p>0.00594386222960005</text:p>
          </table:table-cell>
          <table:table-cell office:value-type="string" calcext:value-type="string">
            <text:p>sync1</text:p>
          </table:table-cell>
          <table:table-cell office:value-type="float" office:value="0.002727238" calcext:value-type="float">
            <text:p>0.002727238</text:p>
          </table:table-cell>
          <table:table-cell table:formula="of:= [.G38] + [.I38]" office:value-type="float" office:value="0.00867110022960005" calcext:value-type="float">
            <text:p>0.00867110022960005</text:p>
          </table:table-cell>
        </table:table-row>
        <calcext:conditional-formats>
          <calcext:conditional-format calcext:target-range-address="'DiffSkew (Zturnv2)'.G2:'DiffSkew (Zturnv2)'.G38">
            <calcext:condition calcext:apply-style-name="Accent 1" calcext:value="&gt;0.06945" calcext:base-cell-address="'DiffSkew (Zturnv2)'.G2"/>
            <calcext:condition calcext:apply-style-name="Accent 1" calcext:value="&lt;-0.06945" calcext:base-cell-address="'DiffSkew (Zturnv2)'.G2"/>
          </calcext:conditional-format>
        </calcext:conditional-formats>
      </table:table>
      <table:table table:name="Skew ~ TP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L_MainBoard (mm)</text:p>
          </table:table-cell>
          <table:table-cell office:value-type="string" calcext:value-type="string">
            <text:p>L_Breakout (mm)</text:p>
          </table:table-cell>
          <table:table-cell office:value-type="string" calcext:value-type="string">
            <text:p>Total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 (ns)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 (ns)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table:number-columns-repeated="2"/>
          <table:table-cell table:formula="of:= [.B2] + [.C2]" office:value-type="float" office:value="0" calcext:value-type="float">
            <text:p>0</text:p>
          </table:table-cell>
          <table:table-cell office:value-type="float" office:value="0.066518" calcext:value-type="float">
            <text:p>0.066518</text:p>
          </table:table-cell>
          <table:table-cell table:formula="of:= [.D2] * [.E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table:number-columns-repeated="2"/>
          <table:table-cell table:formula="of:= [.B3] + [.C3]" office:value-type="float" office:value="0" calcext:value-type="float">
            <text:p>0</text:p>
          </table:table-cell>
          <table:table-cell office:value-type="float" office:value="0.066518" calcext:value-type="float">
            <text:p>0.066518</text:p>
          </table:table-cell>
          <table:table-cell table:formula="of:= [.D3] * [.E3]" office:value-type="float" office:value="0" calcext:value-type="float">
            <text:p>0</text:p>
          </table:table-cell>
          <table:table-cell table:formula="of:= ([.F3] - [.F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</text:p>
          </table:table-cell>
          <table:table-cell table:number-columns-repeated="2"/>
          <table:table-cell table:formula="of:= [.B4] + [.C4]" office:value-type="float" office:value="0" calcext:value-type="float">
            <text:p>0</text:p>
          </table:table-cell>
          <table:table-cell office:value-type="float" office:value="0.066518" calcext:value-type="float">
            <text:p>0.066518</text:p>
          </table:table-cell>
          <table:table-cell table:formula="of:= [.D4] * [.E4]" office:value-type="float" office:value="0" calcext:value-type="float">
            <text:p>0</text:p>
          </table:table-cell>
          <table:table-cell table:formula="of:= ([.F4] - [.F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</text:p>
          </table:table-cell>
          <table:table-cell table:number-columns-repeated="2"/>
          <table:table-cell table:formula="of:= [.B5] + [.C5]" office:value-type="float" office:value="0" calcext:value-type="float">
            <text:p>0</text:p>
          </table:table-cell>
          <table:table-cell office:value-type="float" office:value="0.066518" calcext:value-type="float">
            <text:p>0.066518</text:p>
          </table:table-cell>
          <table:table-cell table:formula="of:= [.D5] * [.E5]" office:value-type="float" office:value="0" calcext:value-type="float">
            <text:p>0</text:p>
          </table:table-cell>
          <table:table-cell table:formula="of:= ([.F5] - [.F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</text:p>
          </table:table-cell>
          <table:table-cell table:number-columns-repeated="2"/>
          <table:table-cell table:formula="of:= [.B6] + [.C6]" office:value-type="float" office:value="0" calcext:value-type="float">
            <text:p>0</text:p>
          </table:table-cell>
          <table:table-cell office:value-type="float" office:value="0.066518" calcext:value-type="float">
            <text:p>0.066518</text:p>
          </table:table-cell>
          <table:table-cell table:formula="of:= [.D6] * [.E6]" office:value-type="float" office:value="0" calcext:value-type="float">
            <text:p>0</text:p>
          </table:table-cell>
          <table:table-cell table:formula="of:= ([.F6] - [.F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</text:p>
          </table:table-cell>
          <table:table-cell table:number-columns-repeated="2"/>
          <table:table-cell table:formula="of:= [.B7] + [.C7]" office:value-type="float" office:value="0" calcext:value-type="float">
            <text:p>0</text:p>
          </table:table-cell>
          <table:table-cell office:value-type="float" office:value="0.066518" calcext:value-type="float">
            <text:p>0.066518</text:p>
          </table:table-cell>
          <table:table-cell table:formula="of:= [.D7] * [.E7]" office:value-type="float" office:value="0" calcext:value-type="float">
            <text:p>0</text:p>
          </table:table-cell>
          <table:table-cell table:formula="of:= ([.F7] - [.F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1</text:p>
          </table:table-cell>
          <table:table-cell office:value-type="float" office:value="60.749" calcext:value-type="float">
            <text:p>60.749</text:p>
          </table:table-cell>
          <table:table-cell/>
          <table:table-cell table:formula="of:= [.B8] + [.C8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8] * [.E8]" office:value-type="float" office:value="4.040901982" calcext:value-type="float">
            <text:p>4.040901982</text:p>
          </table:table-cell>
          <table:table-cell table:formula="of:= ([.F8] - [.F$2])" office:value-type="float" office:value="4.040901982" calcext:value-type="float">
            <text:p>4.040901982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8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1</text:p>
          </table:table-cell>
          <table:table-cell table:number-columns-repeated="2"/>
          <table:table-cell table:formula="of:= [.B9] + [.C9]" office:value-type="float" office:value="0" calcext:value-type="float">
            <text:p>0</text:p>
          </table:table-cell>
          <table:table-cell office:value-type="float" office:value="0.066518" calcext:value-type="float">
            <text:p>0.066518</text:p>
          </table:table-cell>
          <table:table-cell table:formula="of:= [.D9] * [.E9]" office:value-type="float" office:value="0" calcext:value-type="float">
            <text:p>0</text:p>
          </table:table-cell>
          <table:table-cell table:formula="of:= ([.F9] - [.F$2])" office:value-type="float" office:value="0" calcext:value-type="float">
            <text:p>0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9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clkout0</text:p>
          </table:table-cell>
          <table:table-cell office:value-type="float" office:value="54.9042" calcext:value-type="float">
            <text:p>54.9042</text:p>
          </table:table-cell>
          <table:table-cell office:value-type="float" office:value="12.2531" calcext:value-type="float">
            <text:p>12.2531</text:p>
          </table:table-cell>
          <table:table-cell table:formula="of:= [.B10] + [.C10]" office:value-type="float" office:value="67.1573" calcext:value-type="float">
            <text:p>67.1573</text:p>
          </table:table-cell>
          <table:table-cell office:value-type="float" office:value="0.066518" calcext:value-type="float">
            <text:p>0.066518</text:p>
          </table:table-cell>
          <table:table-cell table:formula="of:= [.D10] * [.E10]" office:value-type="float" office:value="4.4671692814" calcext:value-type="float">
            <text:p>4.4671692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10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0</text:p>
          </table:table-cell>
          <table:table-cell office:value-type="float" office:value="55.2196" calcext:value-type="float">
            <text:p>55.2196</text:p>
          </table:table-cell>
          <table:table-cell office:value-type="float" office:value="11.7897" calcext:value-type="float">
            <text:p>11.7897</text:p>
          </table:table-cell>
          <table:table-cell table:formula="of:= [.B11] + [.C11]" office:value-type="float" office:value="67.0093" calcext:value-type="float">
            <text:p>67.0093</text:p>
          </table:table-cell>
          <table:table-cell office:value-type="float" office:value="0.066518" calcext:value-type="float">
            <text:p>0.066518</text:p>
          </table:table-cell>
          <table:table-cell table:formula="of:= [.D11] * [.E11]" office:value-type="float" office:value="4.4573246174" calcext:value-type="float">
            <text:p>4.4573246174</text:p>
          </table:table-cell>
          <table:table-cell table:formula="of:= ([.F11] - [.F$10])" office:value-type="float" office:value="-0.00984466400000095" calcext:value-type="float">
            <text:p>-0.00984466400000095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1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</text:p>
          </table:table-cell>
          <table:table-cell office:value-type="float" office:value="54.8877" calcext:value-type="float">
            <text:p>54.8877</text:p>
          </table:table-cell>
          <table:table-cell office:value-type="float" office:value="12.0427" calcext:value-type="float">
            <text:p>12.0427</text:p>
          </table:table-cell>
          <table:table-cell table:formula="of:= [.B12] + [.C12]" office:value-type="float" office:value="66.9304" calcext:value-type="float">
            <text:p>66.9304</text:p>
          </table:table-cell>
          <table:table-cell office:value-type="float" office:value="0.066518" calcext:value-type="float">
            <text:p>0.066518</text:p>
          </table:table-cell>
          <table:table-cell table:formula="of:= [.D12] * [.E12]" office:value-type="float" office:value="4.4520763472" calcext:value-type="float">
            <text:p>4.4520763472</text:p>
          </table:table-cell>
          <table:table-cell table:formula="of:= ([.F12] - [.F$10])" office:value-type="float" office:value="-0.0150929342000001" calcext:value-type="float">
            <text:p>-0.01509293420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</text:p>
          </table:table-cell>
          <table:table-cell office:value-type="float" office:value="55.5853" calcext:value-type="float">
            <text:p>55.5853</text:p>
          </table:table-cell>
          <table:table-cell office:value-type="float" office:value="11.8949" calcext:value-type="float">
            <text:p>11.8949</text:p>
          </table:table-cell>
          <table:table-cell table:formula="of:= [.B13] + [.C13]" office:value-type="float" office:value="67.4802" calcext:value-type="float">
            <text:p>67.4802</text:p>
          </table:table-cell>
          <table:table-cell office:value-type="float" office:value="0.066518" calcext:value-type="float">
            <text:p>0.066518</text:p>
          </table:table-cell>
          <table:table-cell table:formula="of:= [.D13] * [.E13]" office:value-type="float" office:value="4.4886479436" calcext:value-type="float">
            <text:p>4.4886479436</text:p>
          </table:table-cell>
          <table:table-cell table:formula="of:= ([.F13] - [.F$10])" office:value-type="float" office:value="0.0214786621999989" calcext:value-type="float">
            <text:p>0.0214786621999989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</text:p>
          </table:table-cell>
          <table:table-cell office:value-type="float" office:value="55.7024" calcext:value-type="float">
            <text:p>55.7024</text:p>
          </table:table-cell>
          <table:table-cell office:value-type="float" office:value="11.6845" calcext:value-type="float">
            <text:p>11.6845</text:p>
          </table:table-cell>
          <table:table-cell table:formula="of:= [.B14] + [.C14]" office:value-type="float" office:value="67.3869" calcext:value-type="float">
            <text:p>67.3869</text:p>
          </table:table-cell>
          <table:table-cell office:value-type="float" office:value="0.066518" calcext:value-type="float">
            <text:p>0.066518</text:p>
          </table:table-cell>
          <table:table-cell table:formula="of:= [.D14] * [.E14]" office:value-type="float" office:value="4.4824418142" calcext:value-type="float">
            <text:p>4.4824418142</text:p>
          </table:table-cell>
          <table:table-cell table:formula="of:= ([.F14] - [.F$10])" office:value-type="float" office:value="0.0152725327999992" calcext:value-type="float">
            <text:p>0.0152725327999992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</text:p>
          </table:table-cell>
          <table:table-cell office:value-type="float" office:value="55.674" calcext:value-type="float">
            <text:p>55.674</text:p>
          </table:table-cell>
          <table:table-cell office:value-type="float" office:value="11.5793" calcext:value-type="float">
            <text:p>11.5793</text:p>
          </table:table-cell>
          <table:table-cell table:formula="of:= [.B15] + [.C15]" office:value-type="float" office:value="67.2533" calcext:value-type="float">
            <text:p>67.2533</text:p>
          </table:table-cell>
          <table:table-cell office:value-type="float" office:value="0.066518" calcext:value-type="float">
            <text:p>0.066518</text:p>
          </table:table-cell>
          <table:table-cell table:formula="of:= [.D15] * [.E15]" office:value-type="float" office:value="4.4735550094" calcext:value-type="float">
            <text:p>4.4735550094</text:p>
          </table:table-cell>
          <table:table-cell table:formula="of:= ([.F15] - [.F$10])" office:value-type="float" office:value="0.00638572799999881" calcext:value-type="float">
            <text:p>0.0063857279999988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0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16] + [.C16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16] * [.E16]" office:value-type="float" office:value="4.040901982" calcext:value-type="float">
            <text:p>4.040901982</text:p>
          </table:table-cell>
          <table:table-cell table:formula="of:= ([.F16] - [.F$10])" office:value-type="float" office:value="-0.426267299400001" calcext:value-type="float">
            <text:p>-0.4262672994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0</text:p>
          </table:table-cell>
          <table:table-cell office:value-type="float" office:value="40.0387" calcext:value-type="float">
            <text:p>40.0387</text:p>
          </table:table-cell>
          <table:table-cell office:value-type="float" office:value="1" calcext:value-type="float">
            <text:p>1</text:p>
          </table:table-cell>
          <table:table-cell table:formula="of:= [.B17] + [.C17]" office:value-type="float" office:value="41.0387" calcext:value-type="float">
            <text:p>41.0387</text:p>
          </table:table-cell>
          <table:table-cell office:value-type="float" office:value="0.066518" calcext:value-type="float">
            <text:p>0.066518</text:p>
          </table:table-cell>
          <table:table-cell table:formula="of:= [.D17] * [.E17]" office:value-type="float" office:value="2.7298122466" calcext:value-type="float">
            <text:p>2.7298122466</text:p>
          </table:table-cell>
          <table:table-cell table:formula="of:= ([.F17] - [.F$10])" office:value-type="float" office:value="-1.7373570348" calcext:value-type="float">
            <text:p>-1.7373570348</text:p>
          </table:table-cell>
          <table:table-cell office:value-type="string" calcext:value-type="string">
            <text:p>clkout0</text:p>
          </table:table-cell>
          <table:table-cell office:value-type="float" office:value="3.778" calcext:value-type="float">
            <text:p>3.778</text:p>
          </table:table-cell>
          <table:table-cell table:formula="of:= [.I17] / 40" office:value-type="float" office:value="0.09445" calcext:value-type="float">
            <text:p>0.09445</text:p>
          </table:table-cell>
        </table:table-row>
        <table:table-row table:style-name="ro1">
          <table:table-cell office:value-type="string" calcext:value-type="string">
            <text:p>monitor1_0</text:p>
          </table:table-cell>
          <table:table-cell office:value-type="float" office:value="39.8922" calcext:value-type="float">
            <text:p>39.8922</text:p>
          </table:table-cell>
          <table:table-cell office:value-type="float" office:value="2" calcext:value-type="float">
            <text:p>2</text:p>
          </table:table-cell>
          <table:table-cell table:formula="of:= [.B18] + [.C18]" office:value-type="float" office:value="41.8922" calcext:value-type="float">
            <text:p>41.8922</text:p>
          </table:table-cell>
          <table:table-cell office:value-type="float" office:value="0.066518" calcext:value-type="float">
            <text:p>0.066518</text:p>
          </table:table-cell>
          <table:table-cell table:formula="of:= [.D18] * [.E18]" office:value-type="float" office:value="2.7865853596" calcext:value-type="float">
            <text:p>2.7865853596</text:p>
          </table:table-cell>
          <table:table-cell table:formula="of:= ([.F18] - [.F$10])" office:value-type="float" office:value="-1.6805839218" calcext:value-type="float">
            <text:p>-1.6805839218</text:p>
          </table:table-cell>
          <table:table-cell office:value-type="string" calcext:value-type="string">
            <text:p>clkout0</text:p>
          </table:table-cell>
          <table:table-cell office:value-type="float" office:value="4.778" calcext:value-type="float">
            <text:p>4.778</text:p>
          </table:table-cell>
          <table:table-cell table:formula="of:= [.I18] / 40" office:value-type="float" office:value="0.11945" calcext:value-type="float">
            <text:p>0.11945</text:p>
          </table:table-cell>
        </table:table-row>
        <table:table-row table:style-name="ro1">
          <table:table-cell office:value-type="string" calcext:value-type="string">
            <text:p>sck_1</text:p>
          </table:table-cell>
          <table:table-cell table:number-columns-repeated="2"/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D19] * [.E19]" office:value-type="float" office:value="4.7272945722" calcext:value-type="float">
            <text:p>4.727294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19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table:number-columns-repeated="2"/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D20] * [.E20]" office:value-type="float" office:value="4.7272945722" calcext:value-type="float">
            <text:p>4.7272945722</text:p>
          </table:table-cell>
          <table:table-cell table:formula="of:=ABS([.F20] - [.F$19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table:number-columns-repeated="2"/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D21] * [.E21]" office:value-type="float" office:value="4.7272945722" calcext:value-type="float">
            <text:p>4.7272945722</text:p>
          </table:table-cell>
          <table:table-cell table:formula="of:=ABS([.F21] - [.F$19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table:number-columns-repeated="2"/>
          <table:table-cell office:value-type="float" office:value="71.0679" calcext:value-type="float">
            <text:p>71.0679</text:p>
          </table:table-cell>
          <table:table-cell office:value-type="float" office:value="0.066518" calcext:value-type="float">
            <text:p>0.066518</text:p>
          </table:table-cell>
          <table:table-cell table:formula="of:= [.D22] * [.E22]" office:value-type="float" office:value="4.7272945722" calcext:value-type="float">
            <text:p>4.7272945722</text:p>
          </table:table-cell>
          <table:table-cell table:formula="of:=ABS([.F22] - [.F$19])" office:value-type="float" office:value="0" calcext:value-type="float">
            <text:p>0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 table:number-columns-repeated="2"/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D23] * [.E23]" office:value-type="float" office:value="5.89881624" calcext:value-type="float">
            <text:p>5.8988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 table:number-columns-repeated="2"/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D24] * [.E24]" office:value-type="float" office:value="5.89881624" calcext:value-type="float">
            <text:p>5.89881624</text:p>
          </table:table-cell>
          <table:table-cell table:formula="of:= ABS([.F24]-[.F$23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 table:number-columns-repeated="2"/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D25] * [.E25]" office:value-type="float" office:value="5.89881624" calcext:value-type="float">
            <text:p>5.89881624</text:p>
          </table:table-cell>
          <table:table-cell table:formula="of:= ABS([.F25]-[.F$23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5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table:number-columns-repeated="2"/>
          <table:table-cell office:value-type="float" office:value="88.68" calcext:value-type="float">
            <text:p>88.68</text:p>
          </table:table-cell>
          <table:table-cell office:value-type="float" office:value="0.066518" calcext:value-type="float">
            <text:p>0.066518</text:p>
          </table:table-cell>
          <table:table-cell table:formula="of:= [.D26] * [.E26]" office:value-type="float" office:value="5.89881624" calcext:value-type="float">
            <text:p>5.89881624</text:p>
          </table:table-cell>
          <table:table-cell table:formula="of:= ABS([.F26]-[.F$23])" office:value-type="float" office:value="0" calcext:value-type="float">
            <text:p>0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6] / 40" office:value-type="float" office:value="2.083325" calcext:value-type="float">
            <text:p>2.08332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10">
          <table:table-cell table:number-columns-repeated="6"/>
          <table:table-cell table:style-name="ce5"/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3"/>
        </table:table-row>
        <calcext:conditional-formats>
          <calcext:conditional-format calcext:target-range-address="'DiffSkew (Zturnv2)'.G28:'DiffSkew (Zturnv2)'.G38">
            <calcext:condition calcext:apply-style-name="Accent 1" calcext:value="&gt;0.06945" calcext:base-cell-address="'DiffSkew (Zturnv2)'.G28"/>
            <calcext:condition calcext:apply-style-name="Accent" calcext:value="&lt;-0.06945" calcext:base-cell-address="'DiffSkew (Zturnv2)'.G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0:45:22.474939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7-08T11:38:08.509421580</dc:date>
    <meta:editing-duration>PT23H45M27S</meta:editing-duration>
    <meta:editing-cycles>87</meta:editing-cycles>
    <meta:generator>LibreOffice/24.2.4.2$Linux_X86_64 LibreOffice_project/d29029bfb700ea4a272da1366c5f5e7c14e351b5</meta:generator>
    <meta:document-statistic meta:table-count="3" meta:cell-count="1056" meta:object-count="0"/>
  </office:meta>
</office:document-meta>
</file>